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ver accent="true">
                  <mi>n</mi>
                  <mo stretchy="false">̂</mo>
                </mover>
              </mrow>
            </mfenced>
            <mrow>
              <mi/>
              <mo stretchy="false">=</mo>
              <mi/>
            </mrow>
            <mrow>
              <munderover>
                <mo stretchy="false">∫</mo>
                <mrow>
                  <mrow>
                    <mi>a</mi>
                    <mo stretchy="false">=</mo>
                    <mi>b</mi>
                  </mrow>
                </mrow>
                <mo stretchy="false">∞</mo>
              </munderover>
              <mrow>
                <mfrac>
                  <mn>1</mn>
                  <mn>2</mn>
                </mfrac>
              </mrow>
            </mrow>
            <mi>exp</mi>
            <msup>
              <mi>q</mi>
              <mi>n</mi>
            </msup>
            <msubsup>
              <mi>e</mi>
              <mi>b</mi>
              <mi>x</mi>
            </msubsup>
            <mo stretchy="false">∇</mo>
            <mrow>
              <mi>r</mi>
              <mo stretchy="false">⋅</mo>
              <mi>a</mi>
            </mrow>
            <mrow>
              <mi>'</mi>
              <mo stretchy="false">+</mo>
              <mrow>
                <mover accent="true">
                  <mi>b</mi>
                  <mo stretchy="false">˙</mo>
                </mover>
                <mo stretchy="false">×</mo>
                <msup>
                  <mfenced open="(" close=")">
                    <mrow>
                      <mfrac>
                        <mrow>
                          <mo stretchy="false">(</mo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i>p</mi>
                      </mfrac>
                    </mrow>
                  </mfenced>
                  <mi>n</mi>
                </msup>
              </mrow>
            </mrow>
            <msubsup>
              <mrow>
                <msqrt>
                  <msubsup>
                    <mrow>
                      <mrow>
                        <mfrac>
                          <mi>k</mi>
                          <mi>u</mi>
                        </mfrac>
                        <mo stretchy="false">⋅</mo>
                        <mn>1</mn>
                      </mrow>
                    </mrow>
                    <mi>b</mi>
                    <mi>n</mi>
                  </msubsup>
                </msqrt>
              </mrow>
              <mi>b</mi>
              <mi>n</mi>
            </msubsup>
            <msup>
              <mi>q</mi>
              <mrow>
                <msup>
                  <mi>n</mi>
                  <mi>x</mi>
                </msup>
              </mrow>
            </msup>
            <mfenced open="(" close=")">
              <mrow>
                <mtable>
                  <mtr>
                    <mtd>
                      <mrow>
                        <mi>a</mi>
                      </mrow>
                    </mtd>
                    <mtd>
                      <mrow>
                        <mi>b</mi>
                      </mrow>
                    </mtd>
                    <mtd>
                      <mrow>
                        <mi>c</mi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i>q</mi>
                      </mrow>
                    </mtd>
                    <mtd>
                      <mrow>
                        <mn>2</mn>
                      </mrow>
                    </mtd>
                  </mtr>
                  <mtr>
                    <mtd>
                      <mrow>
                        <mover accent="true">
                          <mi>a</mi>
                          <mo stretchy="false">⃗</mo>
                        </mover>
                      </mrow>
                    </mtd>
                    <mtd>
                      <mrow>
                        <mover accent="true">
                          <mi>b</mi>
                          <mo stretchy="false">⃗</mo>
                        </mover>
                      </mrow>
                    </mtd>
                    <mtd>
                      <mrow>
                        <mover accent="true">
                          <msup>
                            <mi>c</mi>
                            <mi>n</mi>
                          </msup>
                          <mo stretchy="false">⃗</mo>
                        </mover>
                      </mrow>
                    </mtd>
                  </mtr>
                </mtable>
              </mrow>
            </mfenced>
          </mrow>
        </mtd>
      </mtr>
      <mtr>
        <mtd>
          <mrow>
            <mfenced open="∣" close="〉">
              <mrow>
                <mover accent="true">
                  <mi>n</mi>
                  <mo stretchy="false">̂</mo>
                </mover>
              </mrow>
            </mfenced>
            <mrow>
              <mi/>
              <mo stretchy="false">=</mo>
              <mi/>
            </mrow>
            <mrow>
              <munderover>
                <mo stretchy="false">∫</mo>
                <mrow>
                  <mrow>
                    <mi>a</mi>
                    <mo stretchy="false">=</mo>
                    <mi>b</mi>
                  </mrow>
                </mrow>
                <mo stretchy="false">∞</mo>
              </munderover>
              <mrow>
                <mfrac>
                  <mn>1</mn>
                  <mn>2</mn>
                </mfrac>
              </mrow>
            </mrow>
            <mi>exp</mi>
            <msup>
              <mi>q</mi>
              <mi>n</mi>
            </msup>
            <mrow>
              <mrow>
                <msubsup>
                  <mi>e</mi>
                  <mi>b</mi>
                  <mi>x</mi>
                </msubsup>
                <mo stretchy="false">⋅</mo>
                <mi>a</mi>
              </mrow>
              <mo stretchy="false">+</mo>
              <mrow>
                <mi>b</mi>
                <mo stretchy="false">×</mo>
                <msup>
                  <mfenced open="(" close=")">
                    <mrow>
                      <mfrac>
                        <mrow>
                          <mo stretchy="false">(</mo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sup>
                          <mi>p</mi>
                          <mi>x</mi>
                        </msup>
                      </mfrac>
                    </mrow>
                  </mfenced>
                  <mi>n</mi>
                </msup>
              </mrow>
            </mrow>
            <mo stretchy="false">⇔</mo>
            <msqrt>
              <mrow>
                <mrow>
                  <mfrac>
                    <mi>k</mi>
                    <mi>u</mi>
                  </mfrac>
                  <mo stretchy="false">⋅</mo>
                  <mn>1</mn>
                </mrow>
              </mrow>
            </msqrt>
            <msup>
              <mi>q</mi>
              <mrow>
                <msup>
                  <mi>n</mi>
                  <mi>x</mi>
                </msup>
              </mrow>
            </msup>
            <mrow>
              <mtable>
                <mtr>
                  <mtd>
                    <mrow>
                      <mi>a</mi>
                    </mrow>
                  </mtd>
                  <mtd>
                    <mrow>
                      <mi>b</mi>
                    </mrow>
                  </mtd>
                  <mtd>
                    <mrow>
                      <mi>c</mi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i>q</mi>
                    </mrow>
                  </mtd>
                  <mtd>
                    <mrow>
                      <mn>2</mn>
                    </mrow>
                  </mtd>
                </mtr>
                <mtr>
                  <mtd>
                    <mrow>
                      <mover accent="true">
                        <mi>a</mi>
                        <mo stretchy="false">⃗</mo>
                      </mover>
                    </mrow>
                  </mtd>
                  <mtd>
                    <mrow>
                      <mover accent="true">
                        <mi>b</mi>
                        <mo stretchy="false">⃗</mo>
                      </mover>
                    </mrow>
                  </mtd>
                  <mtd>
                    <mrow>
                      <mover accent="true">
                        <mi>c</mi>
                        <mo stretchy="false">⃗</mo>
                      </mover>
                    </mrow>
                  </mtd>
                </mtr>
              </mtable>
              <mo stretchy="false">×</mo>
              <mtable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</mtable>
            </mrow>
          </mrow>
        </mtd>
      </mtr>
    </mtable>
    <annotation encoding="StarMath 5.0">left lline hat n right rangle `=` int from {a = b} to infinity {1 over 2} exp q^n e^x_b nabla r cdot a' + dot b times left ( (n+1) over p right )^n {sqrt{k over u cdot 1}^n_b}^n_b q^{n^x}
left ( matrix {a # b # c ##
0 # q # 2 ##
vec a # vec b # vec c^n} right )
newline
left lline hat n right rangle `=` int from {a = b} to infinity {1 over 2} exp q^n e^x_b cdot a + b times left ( (n+1) over p^x right )^n dlrarrow sqrt{k over u cdot 1} q^{n^x}
matrix {a # b # c ##
0 # q # 2 ##
vec a # vec b # vec c} times
matrix {0 # 0 # 0 ##
0 # 0 # 0 ##
0 # 0 # 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3:05:21.514000000</meta:creation-date>
    <meta:generator>LibreOffice/4.1.4.2$Windows_x86 LibreOffice_project/0a0440ccc0227ad9829de5f46be37cfb6edcf72</meta:generator>
  </office:meta>
</office:document-meta>
</file>